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text-underline-style="solid" style:text-underline-width="auto" style:text-underline-color="font-color" fo:font-weight="bold" officeooo:rsid="000f11d6" officeooo:paragraph-rsid="000f11d6" style:font-weight-asian="bold" style:font-weight-complex="bold"/>
    </style:style>
    <style:style style:name="P2" style:family="paragraph" style:parent-style-name="Standard">
      <style:paragraph-properties fo:text-align="justify" style:justify-single-word="false"/>
      <style:text-properties fo:language="fr" fo:country="FR" style:text-underline-style="solid" style:text-underline-width="auto" style:text-underline-color="font-color" fo:font-weight="bold" officeooo:rsid="000f85bd" officeooo:paragraph-rsid="000f85bd" style:font-weight-asian="bold" style:font-weight-complex="bold"/>
    </style:style>
    <style:style style:name="P3" style:family="paragraph" style:parent-style-name="Standard">
      <style:paragraph-properties fo:text-align="justify" style:justify-single-word="false"/>
      <style:text-properties fo:language="fr" fo:country="FR" style:text-underline-style="none" officeooo:rsid="000e3430" officeooo:paragraph-rsid="000e3430"/>
    </style:style>
    <style:style style:name="P4" style:family="paragraph" style:parent-style-name="Standard">
      <style:paragraph-properties fo:text-align="justify" style:justify-single-word="false"/>
      <style:text-properties fo:language="fr" fo:country="FR" style:text-underline-style="none" officeooo:rsid="000e3430" officeooo:paragraph-rsid="000f11d6"/>
    </style:style>
    <style:style style:name="P5" style:family="paragraph" style:parent-style-name="Standard">
      <style:paragraph-properties fo:text-align="justify" style:justify-single-word="false"/>
      <style:text-properties fo:language="fr" fo:country="FR" style:text-underline-style="none" officeooo:rsid="000e3430" officeooo:paragraph-rsid="000f85bd"/>
    </style:style>
    <style:style style:name="P6" style:family="paragraph" style:parent-style-name="Standard">
      <style:paragraph-properties fo:text-align="justify" style:justify-single-word="false"/>
      <style:text-properties fo:language="fr" fo:country="FR" style:text-underline-style="none" officeooo:rsid="000ed8e0" officeooo:paragraph-rsid="000ed8e0"/>
    </style:style>
    <style:style style:name="P7" style:family="paragraph" style:parent-style-name="Standard">
      <style:paragraph-properties fo:text-align="justify" style:justify-single-word="false"/>
      <style:text-properties fo:language="fr" fo:country="FR" style:text-underline-style="none" officeooo:rsid="000f11d6" officeooo:paragraph-rsid="000f85bd"/>
    </style:style>
    <style:style style:name="P8" style:family="paragraph" style:parent-style-name="Standard">
      <style:paragraph-properties fo:text-align="justify" style:justify-single-word="false"/>
      <style:text-properties fo:language="fr" fo:country="FR" style:text-underline-style="none" fo:font-weight="normal" officeooo:rsid="000f11d6" officeooo:paragraph-rsid="000f11d6" style:font-weight-asian="normal" style:font-weight-complex="normal"/>
    </style:style>
    <style:style style:name="P9" style:family="paragraph" style:parent-style-name="Standard">
      <style:paragraph-properties fo:text-align="justify" style:justify-single-word="false"/>
      <style:text-properties fo:language="fr" fo:country="FR" style:text-underline-style="none" fo:font-weight="normal" officeooo:rsid="000f85bd" officeooo:paragraph-rsid="000f85bd" style:font-weight-asian="normal" style:font-weight-complex="normal"/>
    </style:style>
    <style:style style:name="P10" style:family="paragraph" style:parent-style-name="Standard">
      <style:paragraph-properties fo:text-align="justify" style:justify-single-word="false"/>
      <style:text-properties fo:language="fr" fo:country="FR" style:text-underline-style="solid" style:text-underline-width="auto" style:text-underline-color="font-color" fo:font-weight="bold" officeooo:rsid="000f11d6" officeooo:paragraph-rsid="000f85bd" style:font-weight-asian="bold" style:font-weight-complex="bold"/>
    </style:style>
    <style:style style:name="T1" style:family="text">
      <style:text-properties officeooo:rsid="000ea7a9"/>
    </style:style>
    <style:style style:name="T2" style:family="text">
      <style:text-properties officeooo:rsid="000ed8e0"/>
    </style:style>
    <style:style style:name="T3" style:family="text">
      <style:text-properties officeooo:rsid="000f11d6"/>
    </style:style>
    <style:style style:name="T4" style:family="text">
      <style:text-properties style:text-underline-style="none" fo:font-weight="normal" style:font-weight-asian="normal" style:font-weight-complex="normal"/>
    </style:style>
    <style:style style:name="T5" style:family="text">
      <style:text-properties officeooo:rsid="000f85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abriel Comte groupe S1-E.</text:p>
      <text:p text:style-name="P3"/>
      <text:p text:style-name="P1">Intelligence logico-mathématique :<text:span text:style-name="T4"> </text:span></text:p>
      <text:p text:style-name="P8"/>
      <text:p text:style-name="P4">Depuis tout petit je pense avoir eu de grande facilité avec la logique. Dès que je me retrouve face à des problèmes que ça soit algorithmiques ou bien mathématiques ou même des problèmes dans la vie de tout les jours: je trouve une réponse relativement rapidement voir instantan<text:span text:style-name="T1">é</text:span>ment. <text:span text:style-name="T1">Mais cette logique me cause également dès problèmes comme par exemple des problèmes sociale ou bien qui ne demande pas de logique <text:s/>je vais répondre de manière logique et ce n’est pas vraiment la réponse attendue. J’ai chois</text:span><text:span text:style-name="T3">is</text:span><text:span text:style-name="T1"> mon avenir dans l’informatique car je trouve du plaisir à résoudre des problèmes qui me mettent au défis.</text:span></text:p>
      <text:p text:style-name="P1"/>
      <text:p text:style-name="P1">Intelligence intra-personnelle</text:p>
      <text:p text:style-name="P1"/>
      <text:p text:style-name="P5"><text:span text:style-name="T1">Je pense avoir une bonne intelligence intra-personnelle, j’ai une bonne vision de moi <text:s/>même et je sais reconnaître mes facilités et mes faiblesse comment est mon corps, mes sentiments. Dans la vie de tout les jours je reste majoritairement maître de moi même excepter quand je joue au</text:span><text:span text:style-name="T5">x</text:span><text:span text:style-name="T1"> jeux vidéos qui peut me faire rager et je commence à devenir plus violent verbalement (c’est surtout pour cette raison que j’aime m’isoler quand je joue), je ne joue pas que pour m’énerver, les jeux m’aident à me détendre, à faire évacuer le stresse de la journée. Je trouve que cette intelligence je l’ai développer tardivement, je me rappelle que jusqu’au lycée j’avais une très mauvaise vision de moi même et je me contrôlais absolument pas. </text:span></text:p>
      <text:p text:style-name="P5"/>
      <text:p text:style-name="P2">Intelligence interpersonnelle</text:p>
      <text:p text:style-name="P5"/>
      <text:p text:style-name="P5"><text:span text:style-name="T2">Mon intelligence interpersonnelle devrait être moyennement développer. J’ai du <text:s/>mal à aborder des inconnues mais une fois </text:span><text:span text:style-name="T5">fait, </text:span><text:span text:style-name="T2">je parle avec beaucoup d’aisance. J’ai une bonne empathie mais en même tant j’ai énormément du mal à adapter ma personnalité ou bien agir de manière correcte avec des personnes tristes. J’ai beau me sentir triste en voyant les autres triste , j’ai du mal à le montrer correctement ou au moins réagir correctement. Pourtant le reste du temps j’arrive à m’adapter plus ou moins correctement. Et plus une personne me semble familière plus je reste « moi-même » avec cette personne. </text:span></text:p>
      <text:p text:style-name="P2"/>
      <text:p text:style-name="P2">Intelligence musical</text:p>
      <text:p text:style-name="P9"/>
      <text:p text:style-name="P6"><text:span text:style-name="T5">Avec</text:span> mes frères on arrive à avoir le bon rythme d’une musique. La seule <text:span text:style-name="T5">chose </text:span>que je pense pouvoir dire la dessus c’est que j’adore écouter de la musique et j’en écoute tout les jours. <text:span text:style-name="T3">Intelligence naturaliste : je marche quasiment tout les jours et je vais généralement dans la forêts pour observer le paysage, je rencontre plein d’animaux différents. Je regarde à mes pieds je vois plein d’insecte. Il y a aussi beaucoup d’odeurs en forêts. Marcher en forêt a le pouvoir de me détendre.</text:span></text:p>
      <text:p text:style-name="P6"/>
      <text:p text:style-name="P10">Intelligence existentielle </text:p>
      <text:p text:style-name="P10"/>
      <text:p text:style-name="P7">depuis tout petit je me questionne sur absolument tout, je suis curieux sur tout et c’est drôle mais déjà enfant je me posais des questions existentielle qu’on a vue en philosophie. Avec mon ami on adore parler de tout en philosophie tout est un bon sujet de réflexion que ça soit spirituelle ou bien sur des dilemmes, ou même sur notre monde, notre origine. <text:span text:style-name="T5">Pourtant au bac de philosophie j’ai eu 7 j’ai beau adorer parler de philosophie, mettre tout ça sur feuille est difficile pour moi.</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1T08:51:23.087614006</meta:creation-date>
    <meta:generator>LibreOffice/7.3.7.2$Linux_X86_64 LibreOffice_project/30$Build-2</meta:generator>
    <dc:date>2023-09-21T09:42:40.361181075</dc:date>
    <meta:editing-duration>PT4M59S</meta:editing-duration>
    <meta:editing-cycles>1</meta:editing-cycles>
    <meta:document-statistic meta:table-count="0" meta:image-count="0" meta:object-count="0" meta:page-count="1" meta:paragraph-count="11" meta:word-count="516" meta:character-count="3099" meta:non-whitespace-character-count="2587"/>
  </office:meta>
</office:document-meta>
</file>